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f6f10" officeooo:paragraph-rsid="001f6f10"/>
    </style:style>
    <style:style style:name="P2" style:family="paragraph" style:parent-style-name="Standard">
      <style:paragraph-properties fo:text-align="center" style:justify-single-word="false"/>
      <style:text-properties officeooo:rsid="001f6f10" officeooo:paragraph-rsid="001f6f10"/>
    </style:style>
    <style:style style:name="P3" style:family="paragraph" style:parent-style-name="Standard">
      <style:text-properties fo:font-style="italic" officeooo:rsid="001f6f10" officeooo:paragraph-rsid="001f6f10" style:font-style-asian="italic" style:font-style-complex="italic"/>
    </style:style>
    <style:style style:name="P4" style:family="paragraph" style:parent-style-name="Standard">
      <style:text-properties officeooo:rsid="0022fee2" officeooo:paragraph-rsid="0022fee2"/>
    </style:style>
    <style:style style:name="P5" style:family="paragraph" style:parent-style-name="Standard">
      <style:text-properties officeooo:rsid="0022fee2" officeooo:paragraph-rsid="002531b6"/>
    </style:style>
    <style:style style:name="P6" style:family="paragraph" style:parent-style-name="Standard">
      <style:text-properties officeooo:rsid="0023d167" officeooo:paragraph-rsid="0023d167"/>
    </style:style>
    <style:style style:name="P7" style:family="paragraph" style:parent-style-name="Standard">
      <style:text-properties officeooo:rsid="0024c80b" officeooo:paragraph-rsid="0024c80b"/>
    </style:style>
    <style:style style:name="P8" style:family="paragraph" style:parent-style-name="Standard">
      <style:text-properties officeooo:rsid="002531b6" officeooo:paragraph-rsid="002531b6"/>
    </style:style>
    <style:style style:name="P9" style:family="paragraph" style:parent-style-name="Standard">
      <style:text-properties officeooo:rsid="0025e1f8" officeooo:paragraph-rsid="0025e1f8"/>
    </style:style>
    <style:style style:name="P10" style:family="paragraph" style:parent-style-name="Title">
      <style:text-properties fo:font-size="26pt" style:font-size-asian="26pt" style:font-size-complex="26pt"/>
    </style:style>
    <style:style style:name="P11" style:family="paragraph"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text-properties fo:color="#ff3333"/>
    </style:style>
    <style:style style:name="P16" style:family="paragraph">
      <loext:graphic-properties draw:fill="none" draw:fill-color="#ffffff"/>
      <style:text-properties fo:color="#ff3333"/>
    </style:style>
    <style:style style:name="P17" style:family="paragraph">
      <style:text-properties fo:color="#99ff66"/>
    </style:style>
    <style:style style:name="P18" style:family="paragraph">
      <loext:graphic-properties draw:fill="none" draw:fill-color="#ffffff"/>
      <style:text-properties fo:color="#99ff66"/>
    </style:style>
    <style:style style:name="P19" style:family="paragraph">
      <style:text-properties fo:color="#6666ff"/>
    </style:style>
    <style:style style:name="P20" style:family="paragraph">
      <loext:graphic-properties draw:fill="none" draw:fill-color="#ffffff"/>
      <style:text-properties fo:color="#6666ff"/>
    </style:style>
    <style:style style:name="P21" style:family="paragraph">
      <loext:graphic-properties draw:fill="none" draw:fill-color="#ffffff"/>
      <style:text-properties fo:color="#ff3333" fo:font-size="12pt"/>
    </style:style>
    <style:style style:name="T1" style:family="text">
      <style:text-properties officeooo:rsid="001f6f10"/>
    </style:style>
    <style:style style:name="T2" style:family="text">
      <style:text-properties officeooo:rsid="0020a7d1"/>
    </style:style>
    <style:style style:name="T3" style:family="text">
      <style:text-properties officeooo:rsid="0024c80b"/>
    </style:style>
    <style:style style:name="T4" style:family="text">
      <style:text-properties fo:font-weight="bold" officeooo:rsid="0024c80b" style:font-weight-asian="bold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2531b6"/>
    </style:style>
    <style:style style:name="T8" style:family="text">
      <style:text-properties officeooo:rsid="002531b6"/>
    </style:style>
    <style:style style:name="T9" style:family="text">
      <style:text-properties officeooo:rsid="0025e1f8"/>
    </style:style>
    <style:style style:name="T10" style:family="text">
      <style:text-properties fo:color="#ff3333"/>
    </style:style>
    <style:style style:name="T11" style:family="text">
      <style:text-properties fo:color="#99ff66"/>
    </style:style>
    <style:style style:name="T12" style:family="text">
      <style:text-properties fo:color="#6666ff"/>
    </style:style>
    <style:style style:name="T13" style:family="text">
      <style:text-properties fo:color="#ff3333" fo:font-size="12pt"/>
    </style:style>
    <style:style style:name="gr1" style:family="graphic">
      <style:graphic-properties draw:stroke="dash" draw:stroke-dash="Fine_20_Dashed" svg:stroke-width="0.0402in" svg:stroke-color="#99ff66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02in" svg:stroke-color="#99ff66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02in" svg:stroke-color="#6666ff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draw:stroke-dash="Fine_20_Dashed" svg:stroke-width="0.0402in" svg:stroke-color="#ff3333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402in" svg:stroke-color="#ff3333" draw:marker-start-width="0.1984in" draw:marker-end-width="0.1984in" draw:fill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dash" draw:stroke-dash="Fine_20_Dashed" svg:stroke-width="0.0402in" svg:stroke-color="#ff3333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dash" draw:stroke-dash="Fine_20_Dashed" svg:stroke-width="0.0402in" svg:stroke-color="#ff3333" draw:marker-start-width="0.1984in" draw:marker-end-width="0.1984in" draw:fill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283in" fo:min-width="0.128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283in" fo:min-width="0.128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19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22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091in" fo:min-width="0.10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091in" fo:min-width="0.10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-dash="Fine_20_Dashed" svg:stroke-width="0.0402in" svg:stroke-color="#6666ff" draw:marker-start-width="0.1984in" draw:marker-end-width="0.1984in" draw:textarea-horizontal-align="center" draw:textarea-vertical-align="middle" fo:padding-top="0.0193in" fo:padding-bottom="0.0193in" fo:padding-left="0.0193in" fo:padding-right="0.0193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dash" draw:stroke-dash="Fine_20_Dashed" svg:stroke-width="0.0402in" svg:stroke-color="#6666ff" draw:marker-start-width="0.1984in" draw:marker-end-width="0.1984in" draw:textarea-horizontal-align="center" draw:textarea-vertical-align="middle" fo:padding-top="0.0193in" fo:padding-bottom="0.0193in" fo:padding-left="0.0193in" fo:padding-right="0.0193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22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126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nstructive <text:span text:style-name="T1">S</text:span>ymmetry Breaking</text:p>
      <text:p text:style-name="P2">by Sven Nilsen, 2021</text:p>
      <text:p text:style-name="P1"/>
      <text:p text:style-name="P3">In this paper I introduce <text:span text:style-name="T3">a conjecture</text:span> that intrinsic constraints of constructive mathematical languages <text:s/>lead<text:span text:style-name="T3">s</text:span> to symmetry breaking in <text:span text:style-name="T3">all computational theories of </text:span>physical particles <text:span text:style-name="T3">using simple primitives</text:span>.</text:p>
      <text:p text:style-name="P1"/>
      <text:p text:style-name="P1">A proof in Propositional Logic<text:span text:style-name="T6"><text:reference-ref text:reference-format="text" text:ref-name="propositional calculus">[1]</text:reference-ref></text:span> might be thought of as assigning the value `true` to every vertex in a hypercube. However, when comparing Propositional Logic with Constructive Logic<text:span text:style-name="T6"><text:reference-ref text:reference-format="text" text:ref-name="intuitionistic logic">[2]</text:reference-ref></text:span>, one can encode the information <text:span text:style-name="T3">of proofs</text:span> on the hypercube in a different way, <text:span text:style-name="T2">along hypersurfaces instead of vertices</text:span>:</text:p>
      <text:p text:style-name="P1"/>
      <text:p text:style-name="P1"><draw:frame text:anchor-type="paragraph" draw:z-index="17" draw:name="Shape3" draw:style-name="gr10" draw:text-style-name="P14" svg:width="0.465in" svg:height="0.1969in" svg:x="0.9445in" svg:y="0.122in"><draw:text-box><text:p>a ∧ b</text:p></draw:text-box></draw:frame><draw:frame text:anchor-type="paragraph" draw:z-index="19" draw:name="Shape4" draw:style-name="gr11" draw:text-style-name="P14" svg:width="0.5831in" svg:height="0.2524in" svg:x="2.4484in" svg:y="0.122in"><draw:text-box><text:p>¬a ∧ b</text:p></draw:text-box></draw:frame><draw:frame text:anchor-type="paragraph" draw:z-index="21" draw:name="Shape5" draw:style-name="gr12" draw:text-style-name="P16" svg:width="0.2598in" svg:height="0.2287in" svg:x="1.8661in" svg:y="0.1063in"><draw:text-box><text:p text:style-name="P15"><text:span text:style-name="T10">a</text:span></text:p></draw:text-box></draw:frame><draw:custom-shape text:anchor-type="paragraph" draw:z-index="29" draw:name="Shape1" draw:style-name="gr13" draw:text-style-name="P13" svg:width="0.1815in" svg:height="0.1815in" svg:x="4.448in" svg:y="0.1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Shape1" draw:style-name="gr14" draw:text-style-name="P12" svg:width="0.1815in" svg:height="0.1815in" svg:x="5.252in" svg:y="0.12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13" draw:name="Shape1" draw:style-name="gr8" draw:text-style-name="P13" svg:width="0.1815in" svg:height="0.1815in" svg:x="1.3693in" svg:y="0.04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1" draw:style-name="gr9" draw:text-style-name="P12" svg:width="0.1815in" svg:height="0.1815in" svg:x="2.1965in" svg:y="0.04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" draw:name="Shape2" draw:style-name="gr5" draw:text-style-name="P12" svg:x1="1.5508in" svg:y1="0.1429in" svg:x2="2.1965in" svg:y2="0.1429in"><text:p/></draw:line><draw:line text:anchor-type="paragraph" draw:z-index="6" draw:name="Shape2" draw:style-name="gr5" draw:text-style-name="P12" svg:x1="4.5429in" svg:y1="0.0091in" svg:x2="5.2984in" svg:y2="0.0299in"><text:p/></draw:line><draw:line text:anchor-type="paragraph" draw:z-index="2" draw:name="Shape2" draw:style-name="gr3" draw:text-style-name="P11" svg:x1="3.9366in" svg:y1="0.2902in" svg:x2="4.5429in" svg:y2="0.0299in"><text:p/></draw:line><draw:line text:anchor-type="paragraph" draw:z-index="33" draw:name="Shape2" draw:style-name="gr15" draw:text-style-name="P11" svg:x1="4.85in" svg:y1="0.3291in" svg:x2="5.3307in" svg:y2="0.0299in"><text:p/></draw:line><draw:line text:anchor-type="paragraph" draw:z-index="1" draw:name="Shape2" draw:style-name="gr2" draw:text-style-name="P11" svg:x1="4.5429in" svg:y1="0.0299in" svg:x2="4.5429in" svg:y2="1.0071in"><text:p/></draw:line><draw:line text:anchor-type="paragraph" draw:z-index="0" draw:name="Shape2" draw:style-name="gr1" draw:text-style-name="P11" svg:x1="5.3154in" svg:y1="1.0071in" svg:x2="5.3307in" svg:y2="0.0091in"><text:p/></draw:line><draw:frame text:anchor-type="paragraph" draw:z-index="36" draw:name="Shape6" draw:style-name="gr17" draw:text-style-name="P20" svg:width="0.228in" svg:height="0.2232in" svg:x="4.6618in" svg:y="0.078in"><draw:text-box><text:p text:style-name="P19"><text:span text:style-name="T12">c</text:span></text:p></draw:text-box></draw:frame></text:p>
      <text:p text:style-name="P1"><draw:line text:anchor-type="paragraph" draw:z-index="10" draw:name="Shape2" draw:style-name="gr2" draw:text-style-name="P11" svg:x1="1.4484in" svg:y1="0.0374in" svg:x2="1.4402in" svg:y2="0.7063in"><text:p/></draw:line><draw:line text:anchor-type="paragraph" draw:z-index="9" draw:name="Shape2" draw:style-name="gr1" draw:text-style-name="P11" svg:x1="2.2984in" svg:y1="0.7063in" svg:x2="2.2984in" svg:y2="0.0374in"><text:p/></draw:line><draw:custom-shape text:anchor-type="paragraph" draw:z-index="27" draw:name="Shape1" draw:style-name="gr14" draw:text-style-name="P12" svg:width="0.1815in" svg:height="0.1815in" svg:x="3.85in" svg:y="0.02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1" draw:style-name="gr13" draw:text-style-name="P13" svg:width="0.1815in" svg:height="0.1815in" svg:x="4.7866in" svg:y="0.0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" draw:name="Shape2" draw:style-name="gr7" draw:text-style-name="P12" svg:x1="4.0311in" svg:y1="0.1091in" svg:x2="4.7866in" svg:y2="0.1299in"><text:p/></draw:line><draw:line text:anchor-type="paragraph" draw:z-index="4" draw:name="Shape2" draw:style-name="gr2" draw:text-style-name="P11" svg:x1="3.9366in" svg:y1="0.148in" svg:x2="3.9374in" svg:y2="1.1409in"><text:p/></draw:line><draw:line text:anchor-type="paragraph" draw:z-index="3" draw:name="Shape2" draw:style-name="gr1" draw:text-style-name="P11" svg:x1="4.8898in" svg:y1="1.1457in" svg:x2="4.8898in" svg:y2="0.1138in"><text:p/></draw:line></text:p>
      <text:p text:style-name="P1"><draw:frame text:anchor-type="paragraph" draw:z-index="23" draw:name="Shape5" draw:style-name="gr12" draw:text-style-name="P18" svg:width="0.2598in" svg:height="0.2287in" svg:x="1.2917in" svg:y="0.0583in"><draw:text-box><text:p text:style-name="P17"><text:span text:style-name="T11">b</text:span></text:p></draw:text-box></draw:frame><draw:frame text:anchor-type="paragraph" draw:z-index="24" draw:name="Shape4" draw:style-name="gr11" draw:text-style-name="P18" svg:width="0.2516in" svg:height="0.2524in" svg:x="2.3701in" svg:y="0.0516in"><draw:text-box><text:p text:style-name="P17"><text:span text:style-name="T11">¬b</text:span></text:p></draw:text-box></draw:frame><draw:frame text:anchor-type="paragraph" draw:z-index="37" draw:name="Shape6" draw:style-name="gr17" draw:text-style-name="P18" svg:width="0.228in" svg:height="0.2232in" svg:x="4.1898in" svg:y="0.128in"><draw:text-box><text:p text:style-name="P17"><text:span text:style-name="T11">b</text:span></text:p></draw:text-box></draw:frame><draw:frame text:anchor-type="paragraph" draw:z-index="38" draw:name="Shape6" draw:style-name="gr18" draw:text-style-name="P21" svg:width="0.228in" svg:height="0.1925in" svg:x="4.9291in" svg:y="0.0272in"><draw:text-box><text:p text:style-name="P15"><text:span text:style-name="T13">a</text:span></text:p></draw:text-box></draw:frame><draw:frame text:anchor-type="paragraph" draw:z-index="40" draw:name="Shape6" draw:style-name="gr17" draw:text-style-name="P18" svg:width="0.228in" svg:height="0.2232in" svg:x="5.1028in" svg:y="0.1827in"><draw:text-box><text:p text:style-name="P17"><text:span text:style-name="T11">¬b</text:span></text:p></draw:text-box></draw:frame></text:p>
      <text:p text:style-name="P1"><draw:frame text:anchor-type="paragraph" draw:z-index="41" draw:name="Shape6" draw:style-name="gr18" draw:text-style-name="P21" svg:width="0.228in" svg:height="0.1925in" svg:x="4.2366in" svg:y="0.1591in"><draw:text-box><text:p text:style-name="P15"><text:span text:style-name="T13">¬a</text:span></text:p></draw:text-box></draw:frame></text:p>
      <text:p text:style-name="P1"><draw:custom-shape text:anchor-type="paragraph" draw:z-index="15" draw:name="Shape1" draw:style-name="gr9" draw:text-style-name="P12" svg:width="0.1815in" svg:height="0.1815in" svg:x="1.3543in" svg:y="0.13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1" draw:style-name="gr8" draw:text-style-name="P13" svg:width="0.1815in" svg:height="0.1815in" svg:x="2.2126in" svg:y="0.13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1" draw:style-name="gr14" draw:text-style-name="P12" svg:width="0.1815in" svg:height="0.1815in" svg:x="4.4646in" svg:y="0.14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1" draw:style-name="gr13" draw:text-style-name="P13" svg:width="0.1815in" svg:height="0.1815in" svg:x="5.2193in" svg:y="0.14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11" draw:name="Shape2" draw:style-name="gr6" draw:text-style-name="P11" svg:x1="2.2126in" svg:y1="0.0354in" svg:x2="1.5354in" svg:y2="0.0354in"><text:p/></draw:line><draw:frame text:anchor-type="paragraph" draw:z-index="18" draw:name="Shape4" draw:style-name="gr11" draw:text-style-name="P14" svg:width="0.6933in" svg:height="0.2524in" svg:x="2.4563in" svg:y="0.0272in"><draw:text-box><text:p>¬a ∧ ¬b</text:p></draw:text-box></draw:frame><draw:frame text:anchor-type="paragraph" draw:z-index="20" draw:name="Shape4" draw:style-name="gr11" draw:text-style-name="P14" svg:width="0.5039in" svg:height="0.2524in" svg:x="0.8508in" svg:y="0.0346in"><draw:text-box><text:p>a ∧ ¬b</text:p></draw:text-box></draw:frame><draw:frame text:anchor-type="paragraph" draw:z-index="22" draw:name="Shape4" draw:style-name="gr11" draw:text-style-name="P16" svg:width="0.2516in" svg:height="0.2524in" svg:x="1.811in" svg:y="0.0354in"><draw:text-box><text:p text:style-name="P15"><text:span text:style-name="T10">¬a</text:span></text:p></draw:text-box></draw:frame><draw:custom-shape text:anchor-type="paragraph" draw:z-index="25" draw:name="Shape1" draw:style-name="gr13" draw:text-style-name="P13" svg:width="0.1815in" svg:height="0.1815in" svg:x="3.8661in" svg:y="0.27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Shape1" draw:style-name="gr14" draw:text-style-name="P12" svg:width="0.1815in" svg:height="0.1815in" svg:x="4.7717in" svg:y="0.27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" draw:name="Shape2" draw:style-name="gr6" draw:text-style-name="P11" svg:x1="4.8346in" svg:y1="0.3791in" svg:x2="3.9374in" svg:y2="0.3744in"><text:p/></draw:line><draw:line text:anchor-type="paragraph" draw:z-index="5" draw:name="Shape2" draw:style-name="gr4" draw:text-style-name="P11" svg:x1="5.315in" svg:y1="0.0484in" svg:x2="4.5429in" svg:y2="0.0437in"><text:p/></draw:line><draw:line text:anchor-type="paragraph" draw:z-index="34" draw:name="Shape2" draw:style-name="gr16" draw:text-style-name="P11" svg:x1="3.9366in" svg:y1="0.3791in" svg:x2="4.5429in" svg:y2="0.0437in"><text:p/></draw:line><draw:line text:anchor-type="paragraph" draw:z-index="35" draw:name="Shape2" draw:style-name="gr16" draw:text-style-name="P11" svg:x1="4.8346in" svg:y1="0.3791in" svg:x2="5.3154in" svg:y2="0.0484in"><text:p/></draw:line><draw:frame text:anchor-type="paragraph" draw:z-index="39" draw:name="Shape6" draw:style-name="gr17" draw:text-style-name="P20" svg:width="0.228in" svg:height="0.2232in" svg:x="4.5429in" svg:y="0.1299in"><draw:text-box><text:p text:style-name="P19"><text:span text:style-name="T12">¬c</text:span></text:p></draw:text-box></draw:frame></text:p>
      <text:p text:style-name="P1"/>
      <text:p text:style-name="P1"/>
      <text:p text:style-name="P1"/>
      <text:p text:style-name="P4">A hypersurface associated with a variable is 1 dimension less than the dimension of the hypercube.</text:p>
      <text:p text:style-name="P4">When assigning a unique variable and its opposite to each hypersurface, one gets an Adinkra diagram<text:span text:style-name="T6"><text:reference-ref text:reference-format="text" text:ref-name="adinkra symbols">[3]</text:reference-ref></text:span>.</text:p>
      <text:p text:style-name="P5"/>
      <text:p text:style-name="P5">Adinkra diagrams are used to represent equations of supersymmetry in particle physics.</text:p>
      <text:p text:style-name="P4">Each loop around the edges of a square in the graph has odd parity.</text:p>
      <text:p text:style-name="P4">This is because each hypersurface is uniquely associated with a variable.</text:p>
      <text:p text:style-name="P4"/>
      <text:p text:style-name="P6">This way of encoding information onto hypersurfaces of a hypercube contains redundant information.</text:p>
      <text:p text:style-name="P6">In Propositional Logic, one can prove `¬¬a` from `a`, therefore when the hypersurface `a` is associated with a truth value, for example `true`, one can derive that the truth value of `¬a` is `false`.</text:p>
      <text:p text:style-name="P6"/>
      <text:p text:style-name="P6">However, in Constructive Logic, there is no double negation elimination. This means that the truth value of `¬a` can not be derived from the truth value of `a`. With other words, information encoded on the hypersurface associated with `a` can not be used to fully determine information encoded on the hypersurface associated with `¬a`.</text:p>
      <text:p text:style-name="P6"/>
      <text:p text:style-name="P7">There is a deep theorem about constructive logic and computer programs, which is called the Curry-Howard correspondence<text:span text:style-name="T6"><text:reference-ref text:reference-format="text" text:ref-name="curry-howard correspondence">[4]</text:reference-ref></text:span>. This means that types are theorems and programs are proofs. Constructive logic puts a constraint on which programs that can be constructed.</text:p>
      <text:p text:style-name="P7"/>
      <text:p text:style-name="P7"><text:span text:style-name="T8">In Path Semantics</text:span><text:span text:style-name="T7"><text:reference-ref text:reference-format="text" text:ref-name="path semantics">[5]</text:reference-ref></text:span><text:span text:style-name="T8">, the core axiom implies that all mathematical languages have constraints of associations. </text:span>It is imaginable that computation itself of physical particles will be constrained when the entire theory is using the same primitives for computation, like the <text:span text:style-name="T8">hypergraphs in </text:span>Wolfram Physics.</text:p>
      <text:p text:style-name="P7"/>
      <text:p text:style-name="P6"><text:span text:style-name="T4">Conjecture:</text:span><text:span text:style-name="T3"> </text:span>Interpreted <text:span text:style-name="T3">in the context of</text:span> <text:span text:style-name="T9">foundations of </text:span>physical particles, supersymmetry <text:span text:style-name="T3">will</text:span> be broken in constructive mathematical languages, independent of the rules used to describe the models.</text:p>
      <text:h text:style-name="Heading_20_3" text:outline-level="3"><text:soft-page-break/>References:</text:h>
      <text:p text:style-name="P7"/>
      <text:p text:style-name="P7"><text:reference-mark-start text:name="propositional calculus"/>[1]<text:reference-mark-end text:name="propositional calculus"/><text:tab/>“Propositional calculus”</text:p>
      <text:p text:style-name="P7"><text:tab/>Wikipedia</text:p>
      <text:p text:style-name="P7"><text:tab/><text:a xlink:type="simple" xlink:href="https://en.wikipedia.org/wiki/Propositional_calculus" text:style-name="Internet_20_link" text:visited-style-name="Visited_20_Internet_20_Link"><text:span text:style-name="T5">https://en.wikipedia.org/wiki/Propositional_calculus</text:span></text:a></text:p>
      <text:p text:style-name="P7"/>
      <text:p text:style-name="P7"><text:reference-mark-start text:name="intuitionistic logic"/>[2]<text:reference-mark-end text:name="intuitionistic logic"/><text:tab/>“Intuitionistic logic”</text:p>
      <text:p text:style-name="P7"><text:tab/>Wikipedia</text:p>
      <text:p text:style-name="P7"><text:tab/><text:a xlink:type="simple" xlink:href="https://en.wikipedia.org/wiki/Intuitionistic_logic" text:style-name="Internet_20_link" text:visited-style-name="Visited_20_Internet_20_Link"><text:span text:style-name="T5">https://en.wikipedia.org/wiki/Intuitionistic_logic</text:span></text:a></text:p>
      <text:p text:style-name="P7"/>
      <text:p text:style-name="P8"><text:reference-mark-start text:name="adinkra symbols"/>[3]<text:reference-mark-end text:name="adinkra symbols"/><text:tab/>“Adinkra symbols (physics)”</text:p>
      <text:p text:style-name="P8"><text:tab/>Wikipedia</text:p>
      <text:p text:style-name="P8"><text:tab/><text:a xlink:type="simple" xlink:href="https://en.wikipedia.org/wiki/Adinkra_symbols_(physics" text:style-name="Internet_20_link" text:visited-style-name="Visited_20_Internet_20_Link"><text:span text:style-name="T5">https://en.wikipedia.org/wiki/Adinkra_symbols_(physics</text:span></text:a><text:span text:style-name="T5">)</text:span></text:p>
      <text:p text:style-name="P8"/>
      <text:p text:style-name="P8"><text:reference-mark-start text:name="curry-howard correspondence"/>[4]<text:reference-mark-end text:name="curry-howard correspondence"/><text:tab/>“Curry-Howard Correspondence”</text:p>
      <text:p text:style-name="P8"><text:tab/>Wikipedia</text:p>
      <text:p text:style-name="P8"><text:tab/><text:a xlink:type="simple" xlink:href="https://en.wikipedia.org/wiki/Curry–Howard_correspondence" text:style-name="Internet_20_link" text:visited-style-name="Visited_20_Internet_20_Link"><text:span text:style-name="T5">https://en.wikipedia.org/wiki/Curry%E2%80%93Howard_correspondence</text:span></text:a></text:p>
      <text:p text:style-name="P8"/>
      <text:p text:style-name="P8"><text:reference-mark-start text:name="path semantics"/>[5]<text:reference-mark-end text:name="path semantics"/><text:tab/>“Path Semantics”</text:p>
      <text:p text:style-name="P8"><text:tab/>Sven Nilsen, 2016-2019</text:p>
      <text:p text:style-name="P8"><text:tab/><text:a xlink:type="simple" xlink:href="https://github.com/advancedresearch/path_semantics/blob/master/papers-wip/path-semantics.pdf" text:style-name="Internet_20_link" text:visited-style-name="Visited_20_Internet_20_Link"><text:span text:style-name="T5">https://github.com/advancedresearch/path_semantics/blob/master/papers-wip/path-semantics.pdf</text:span></text:a></text:p>
      <text:p text:style-name="P8"/>
      <text:p text:style-name="P9"><text:reference-mark-start text:name="wolfram physics"/>[6]<text:reference-mark-end text:name="wolfram physics"/><text:tab/>“The Wolfram Physics Project”</text:p>
      <text:p text:style-name="P9"><text:tab/>A Project to Find the Fundamental Theory of Physics</text:p>
      <text:p text:style-name="P9"><text:tab/><text:a xlink:type="simple" xlink:href="https://www.wolframphysics.org/" text:style-name="Internet_20_link" text:visited-style-name="Visited_20_Internet_20_Link"><text:span text:style-name="T5">https://www.wolframphysics.org/</text:span>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5T11:20:43.017451000</meta:creation-date>
    <dc:date>2021-02-05T12:41:10.080752000</dc:date>
    <meta:editing-duration>PT5M30S</meta:editing-duration>
    <meta:editing-cycles>1</meta:editing-cycles>
    <meta:document-statistic meta:table-count="0" meta:image-count="0" meta:object-count="0" meta:page-count="2" meta:paragraph-count="34" meta:word-count="406" meta:character-count="3037" meta:non-whitespace-character-count="2652"/>
    <meta:generator>LibreOffice/5.1.2.2$MacOSX_X86_64 LibreOffice_project/d3bf12ecb743fc0d20e0be0c58ca359301eb705f</meta:generator>
  </office:meta>
</office:document-meta>
</file>